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MT" svg:font-family="ArialMT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222in" fo:text-align="start" style:justify-single-word="false" style:text-autospace="none"/>
      <style:text-properties style:use-window-font-color="true" style:font-name="TrebuchetMS" fo:font-size="18pt" fo:font-weight="bold" style:font-name-asian="TrebuchetMS" style:font-size-asian="18pt" style:font-weight-asian="bold" style:font-name-complex="TrebuchetMS" style:font-size-complex="18pt" style:font-weight-complex="bold"/>
    </style:style>
    <style:style style:name="P2" style:family="paragraph" style:parent-style-name="Standard">
      <style:paragraph-properties style:line-height-at-least="0.3335in" fo:text-align="start" style:justify-single-word="false" style:text-autospace="none"/>
      <style:text-properties style:use-window-font-color="true" style:font-name="TrebuchetMS" fo:font-size="22pt" fo:font-weight="bold" style:font-name-asian="TrebuchetMS" style:font-size-asian="22pt" style:font-weight-asian="bold" style:font-name-complex="TrebuchetMS" style:font-size-complex="22pt" style:font-weight-complex="bold"/>
    </style:style>
    <style:style style:name="P3" style:family="paragraph" style:parent-style-name="Standard">
      <style:paragraph-properties style:line-height-at-least="0.1665in" fo:text-align="start" style:justify-single-word="false" style:text-autospace="none"/>
      <style:text-properties style:use-window-font-color="true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4" style:family="paragraph" style:parent-style-name="Standard">
      <style:paragraph-properties style:line-height-at-least="0.1665in" fo:text-align="start" style:justify-single-word="false" style:text-autospace="none"/>
      <style:text-properties style:use-window-font-color="true" style:font-name="ArialMT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P5" style:family="paragraph" style:parent-style-name="Standard">
      <style:paragraph-properties style:line-height-at-least="0.1665in" fo:text-align="start" style:justify-single-word="false" style:text-autospace="none"/>
      <style:text-properties fo:color="#2f2f2f" style:font-name="ArialMT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6" style:family="paragraph" style:parent-style-name="Standard">
      <style:paragraph-properties style:text-autospace="none"/>
    </style:style>
    <style:style style:name="P7" style:family="paragraph" style:parent-style-name="Standard">
      <style:paragraph-properties fo:margin-top="0in" fo:margin-bottom="0.0972in" style:line-height-at-least="0.278in" fo:text-align="start" style:justify-single-word="false" style:text-autospace="none"/>
    </style:style>
    <style:style style:name="P8" style:family="paragraph" style:parent-style-name="Standard">
      <style:paragraph-properties fo:margin-left="0.5in" fo:margin-right="0in" style:line-height-at-least="0.278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style:font-name="ArialMT" fo:font-size="18pt" fo:font-weight="normal" style:font-name-asian="ArialMT" style:font-size-asian="18pt" style:font-weight-asian="normal" style:font-name-complex="ArialMT" style:font-size-complex="18pt" style:font-weight-complex="normal"/>
    </style:style>
    <style:style style:name="P9" style:family="paragraph" style:parent-style-name="Standard">
      <style:paragraph-properties fo:margin-left="0.5in" fo:margin-right="0in" style:line-height-at-least="0.278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</style:style>
    <style:style style:name="P10" style:family="paragraph" style:parent-style-name="Standard">
      <style:paragraph-properties fo:margin-left="0.5in" fo:margin-right="0in" style:line-height-at-least="0.278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fo:color="#2f2f2f" style:font-name="ArialMT" fo:font-size="18pt" fo:font-weight="normal" style:font-name-asian="ArialMT" style:font-size-asian="18pt" style:font-weight-asian="normal" style:font-name-complex="ArialMT" style:font-size-complex="18pt" style:font-weight-complex="normal"/>
    </style:style>
    <style:style style:name="T1" style:family="text">
      <style:text-properties style:use-window-font-color="true" style:font-name="ArialMT" fo:font-size="18pt" fo:font-weight="normal" style:font-name-asian="ArialMT" style:font-size-asian="18pt" style:font-weight-asian="normal" style:font-name-complex="ArialMT" style:font-size-complex="18pt" style:font-weight-complex="normal"/>
    </style:style>
    <style:style style:name="T2" style:family="text">
      <style:text-properties fo:color="#2f2f2f" style:font-name="ArialMT" fo:font-size="18pt" fo:font-weight="normal" style:font-name-asian="ArialMT" style:font-size-asian="18pt" style:font-weight-asian="normal" style:font-name-complex="ArialMT" style:font-size-complex="18pt" style:font-weight-complex="normal"/>
    </style:style>
    <style:style style:name="T3" style:family="text">
      <style:text-properties fo:color="#2f2f2f" style:font-name="ArialMT" fo:font-size="18pt" style:text-underline-style="none" fo:font-weight="normal" style:font-name-asian="ArialMT" style:font-size-asian="18pt" style:font-weight-asian="normal" style:font-name-complex="ArialMT" style:font-size-complex="18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use Sausage</text:p>
      <text:p text:style-name="P5">Serves:</text:p>
      <text:p text:style-name="P3">6 servings</text:p>
      <text:p text:style-name="P4"/>
      <text:p text:style-name="P1">Ingredients</text:p>
      <text:p text:style-name="P8">1 1/2 pounds ground pork shoulder</text:p>
      <text:p text:style-name="P9"><text:span text:style-name="T1">2 tablespoons Grade B </text:span><text:a xlink:type="simple" xlink:href="http://www.foodterms.com/encyclopedia/maple-syrup/index.html"><text:span text:style-name="T3">maple syrup</text:span></text:a></text:p>
      <text:p text:style-name="P9"><text:span text:style-name="T1">1 teaspoon dried </text:span><text:a xlink:type="simple" xlink:href="http://www.foodterms.com/encyclopedia/sage/index.html"><text:span text:style-name="T3">sage</text:span></text:a></text:p>
      <text:p text:style-name="P9"><text:span text:style-name="T1">1 </text:span><text:a xlink:type="simple" xlink:href="http://www.foodterms.com/encyclopedia/shallot/index.html"><text:span text:style-name="T2">shallot</text:span></text:a><text:span text:style-name="T1">, finely chopped</text:span></text:p>
      <text:p text:style-name="P9"><text:span text:style-name="T1">1 tablespoon </text:span><text:a xlink:type="simple" xlink:href="http://www.foodterms.com/encyclopedia/dijon-mustard/index.html"><text:span text:style-name="T3">Dijon mustard</text:span></text:a></text:p>
      <text:p text:style-name="P8">1 teaspoon freshly cracked black pepper</text:p>
      <text:p text:style-name="P9"><text:span text:style-name="T1">1 1/2 teaspoons </text:span><text:a xlink:type="simple" xlink:href="http://www.foodterms.com/encyclopedia/salt/index.html"><text:span text:style-name="T3">kosher salt</text:span></text:a></text:p>
      <text:p text:style-name="P10"/>
      <text:p text:style-name="P1">Directions</text:p>
      <text:p text:style-name="P7"><text:span text:style-name="T1">Combine all of the ingredients in a medium bowl and wrap tightly with </text:span><text:a xlink:type="simple" xlink:href="http://www.foodterms.com/encyclopedia/plastic-wrap/index.html"><text:span text:style-name="T3">plastic wrap</text:span></text:a><text:span text:style-name="T1">. Chill in the refrigerator for at least 1 hour and up to overnight.</text:span></text:p>
      <text:p text:style-name="P6"><text:span text:style-name="T1">When ready to cook, form the mixture into small patties about 1/4-inch thick and 3 inches wide. Cook in a skillet over medium-high heat, turning once, until golden brown and completely cooked through, about 8 minutes total. Transfer the </text:span><text:a xlink:type="simple" xlink:href="http://www.foodterms.com/encyclopedia/sausage/index.html"><text:span text:style-name="T3">sausage</text:span></text:a><text:span text:style-name="T1"> to a serving dish and serve war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MT" svg:font-family="ArialMT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bullet text:level="1" style:num-suffix="." text:bullet-char="">
        <style:list-level-properties fo:text-align="end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Houk</meta:initial-creator>
    <meta:creation-date>2011-08-09T15:05:19</meta:creation-date>
    <dc:date>2011-08-11T11:53:33</dc:date>
    <dc:creator>Robert Houk</dc:creator>
    <meta:editing-duration>PT00H01M45S</meta:editing-duration>
    <meta:editing-cycles>2</meta:editing-cycles>
    <meta:generator>OpenOffice.org/3.2$Unix OpenOffice.org_project/320m18$Build-9502</meta:generator>
    <meta:document-statistic meta:table-count="0" meta:image-count="0" meta:object-count="0" meta:page-count="1" meta:paragraph-count="14" meta:word-count="117" meta:character-count="683"/>
  </office:meta>
</office:document-meta>
</file>